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'Droid Sans Mono', monospace, monospac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50f25" officeooo:paragraph-rsid="00050f25" style:font-weight-asian="normal" style:font-weight-complex="normal"/>
    </style:style>
    <style:style style:name="P3" style:family="paragraph" style:parent-style-name="Standard">
      <style:paragraph-properties style:line-height-at-least="0.503cm"/>
      <style:text-properties fo:color="#000000" loext:opacity="100%" style:font-name="monospace" fo:font-size="10.5pt" fo:font-weight="normal" fo:background-color="#f7f7f7"/>
    </style:style>
    <style:style style:name="P4" style:family="paragraph" style:parent-style-name="Standard">
      <style:paragraph-properties style:line-height-at-least="0.503cm"/>
      <style:text-properties fo:color="#008000" loext:opacity="100%" style:font-name="monospace" fo:font-size="10.5pt" fo:font-weight="normal" fo:background-color="#f7f7f7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text-properties officeooo:rsid="00050f25" officeooo:paragraph-rsid="00050f25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>
      <style:text-properties officeooo:paragraph-rsid="00050f25"/>
    </style:style>
    <style:style style:name="T1" style:family="text">
      <style:text-properties fo:color="#af00db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795e26" loext:opacity="100%"/>
    </style:style>
    <style:style style:name="T4" style:family="text">
      <style:text-properties fo:color="#001080" loext:opacity="100%"/>
    </style:style>
    <style:style style:name="T5" style:family="text">
      <style:text-properties fo:color="#a31515" loext:opacity="100%"/>
    </style:style>
    <style:style style:name="T6" style:family="text">
      <style:text-properties fo:color="#116644" loext:opacity="100%"/>
    </style:style>
    <style:style style:name="T7" style:family="text">
      <style:text-properties officeooo:rsid="00050f2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50f25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50f25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import</text:span> matplotlib.pyplot <text:span text:style-name="T1">as</text:span> plt</text:p>
      <text:p text:style-name="P5"/>
      <text:p text:style-name="P4">#Classe para representar um livro</text:p>
      <text:p text:style-name="P3"><text:span text:style-name="T2">class</text:span> Livro:</text:p>
      <text:p text:style-name="P3"><text:span text:style-name="T2">def</text:span> <text:span text:style-name="T3">__init__</text:span>(<text:span text:style-name="T4">self</text:span>, <text:span text:style-name="T4">titulo</text:span>, <text:span text:style-name="T4">autor</text:span>, <text:span text:style-name="T4">genero</text:span>, <text:span text:style-name="T4">quantidade_disponivel</text:span>):</text:p>
      <text:p text:style-name="P3"><text:span text:style-name="T4">self</text:span>.titulo = titulo</text:p>
      <text:p text:style-name="P3"><text:span text:style-name="T4">self</text:span>.autor = autor</text:p>
      <text:p text:style-name="P3"><text:span text:style-name="T4">self</text:span>.genero = genero</text:p>
      <text:p text:style-name="P3"><text:span text:style-name="T4">self</text:span>.quantidade_disponivel = quantidade_disponivel</text:p>
      <text:p text:style-name="P3"><text:span text:style-name="T2">def</text:span> <text:span text:style-name="T3">__str__</text:span>(<text:span text:style-name="T4">self</text:span>):</text:p>
      <text:p text:style-name="P3"><text:span text:style-name="T1">return</text:span> <text:span text:style-name="T2">f</text:span><text:span text:style-name="T5">"</text:span>{<text:span text:style-name="T4">self</text:span>.titulo}<text:span text:style-name="T5"> por </text:span>{<text:span text:style-name="T4">self</text:span>.autor}<text:span text:style-name="T5">, Gênero </text:span>{<text:span text:style-name="T4">self</text:span>.genero}<text:span text:style-name="T5">, quantidade disponivel </text:span>{<text:span text:style-name="T4">self</text:span>.quantidade_disponivel}<text:span text:style-name="T5">."</text:span></text:p>
      <text:p text:style-name="P5"/>
      <text:p text:style-name="P4">#Criar uma lista de livros</text:p>
      <text:p text:style-name="P3">biblioteca = []</text:p>
      <text:p text:style-name="P5"/>
      <text:p text:style-name="P4">#Função para cadastrar um novo livro á biblioteca</text:p>
      <text:p text:style-name="P3"><text:span text:style-name="T2">def</text:span> <text:span text:style-name="T3">adicionar_livro</text:span>(<text:span text:style-name="T4">titulo</text:span>, <text:span text:style-name="T4">autor</text:span>, <text:span text:style-name="T4">genero</text:span>, <text:span text:style-name="T4">quantidade_disponivel</text:span>):</text:p>
      <text:p text:style-name="P3">novo_livro = Livro(titulo, autor, genero, quantidade_disponivel)</text:p>
      <text:p text:style-name="P3">biblioteca.append(novo_livro)</text:p>
      <text:p text:style-name="P5"/>
      <text:p text:style-name="P4">#Função para listar todos os livros na biblioteca</text:p>
      <text:p text:style-name="P3"><text:span text:style-name="T2">def</text:span> <text:span text:style-name="T3">listar_livros</text:span>():</text:p>
      <text:p text:style-name="P3"><text:span text:style-name="T3">print</text:span>(<text:span text:style-name="T5">"Livros na biblioteca:"</text:span>)</text:p>
      <text:p text:style-name="P3"><text:span text:style-name="T1">for</text:span> livro <text:span text:style-name="T2">in</text:span> biblioteca:</text:p>
      <text:p text:style-name="P3"><text:span text:style-name="T3">print</text:span>(livro)</text:p>
      <text:p text:style-name="P5"/>
      <text:p text:style-name="P4">#Função para buscar um livro pelo título</text:p>
      <text:p text:style-name="P3"><text:span text:style-name="T2">def</text:span> <text:span text:style-name="T3">buscar_livro</text:span>(<text:span text:style-name="T4">titulo</text:span>):</text:p>
      <text:p text:style-name="P3"><text:span text:style-name="T1">for</text:span> livro <text:span text:style-name="T2">in</text:span> biblioteca:</text:p>
      <text:p text:style-name="P3"><text:span text:style-name="T1">if</text:span> livro.titulo.lower() == titulo.lower():</text:p>
      <text:p text:style-name="P3"><text:span text:style-name="T1">return</text:span> livro</text:p>
      <text:p text:style-name="P3"><text:span text:style-name="T1">return</text:span> <text:span text:style-name="T2">None</text:span></text:p>
      <text:p text:style-name="P5"/>
      <text:p text:style-name="P4">#Função para gerar gráfico de quantidade de livros por gênero</text:p>
      <text:p text:style-name="P3"><text:span text:style-name="T2">def</text:span> <text:span text:style-name="T3">gerar_grafico_genero</text:span>():</text:p>
      <text:p text:style-name="P3">generos = {}</text:p>
      <text:p text:style-name="P3"><text:span text:style-name="T1">for</text:span> livro <text:span text:style-name="T2">in</text:span> biblioteca:</text:p>
      <text:p text:style-name="P3"><text:span text:style-name="T1">if</text:span> livro.genero <text:span text:style-name="T2">in</text:span> generos:</text:p>
      <text:p text:style-name="P3">generos[livro.genero] += livro.quantidade_disponivel</text:p>
      <text:p text:style-name="P3"><text:span text:style-name="T1">else</text:span>:</text:p>
      <text:p text:style-name="P3">generos[livro.genero] = livro.quantidade_disponivel</text:p>
      <text:p text:style-name="P4">#Gerar o gráfico</text:p>
      <text:p text:style-name="P3">plt.bar(generos.keys(), generos.values())</text:p>
      <text:p text:style-name="P3">plt.xlabel(<text:span text:style-name="T5">'Gênero'</text:span>)</text:p>
      <text:p text:style-name="P3">plt.ylabel(<text:span text:style-name="T5">'Quantidade de livros'</text:span>)</text:p>
      <text:p text:style-name="P3">plt.title(<text:span text:style-name="T5">'Quantidade de Livros por Gênero'</text:span>)</text:p>
      <text:p text:style-name="P3">plt.show()</text:p>
      <text:p text:style-name="P5"/>
      <text:p text:style-name="P4">#Testando o sistema</text:p>
      <text:p text:style-name="P3">adicionar_livro(<text:span text:style-name="T5">"O Senhor dos Anéis"</text:span>, <text:span text:style-name="T5">"J.R.R. Tolkien"</text:span>, <text:span text:style-name="T5">"Fantasia"</text:span>, <text:span text:style-name="T6">3</text:span>)</text:p>
      <text:p text:style-name="P3"><text:soft-page-break/>adicionar_livro(<text:span text:style-name="T5">"1984"</text:span>, <text:span text:style-name="T5">"George Orwell"</text:span>, <text:span text:style-name="T5">"Distopia"</text:span>, <text:span text:style-name="T6">2</text:span>)</text:p>
      <text:p text:style-name="P3">adicionar_livro(<text:span text:style-name="T5">"Dom Quixote"</text:span>, <text:span text:style-name="T5">"Miguel de Cervantes"</text:span>, <text:span text:style-name="T5">"Clássico"</text:span>, <text:span text:style-name="T6">1</text:span>)</text:p>
      <text:p text:style-name="P3">adicionar_livro(<text:span text:style-name="T5">"Harry Potter"</text:span>, <text:span text:style-name="T5">"J.K. Rowling"</text:span>, <text:span text:style-name="T5">"Fantasia"</text:span>, <text:span text:style-name="T6">4</text:span>)</text:p>
      <text:p text:style-name="P3">adicionar_livro(<text:span text:style-name="T5">"Orgulho e preconceito"</text:span>, <text:span text:style-name="T5">"Jane Austen"</text:span>, <text:span text:style-name="T5">"Romance"</text:span>, <text:span text:style-name="T6">5</text:span>)</text:p>
      <text:p text:style-name="P5"/>
      <text:p text:style-name="P3">listar_livros()</text:p>
      <text:p text:style-name="P5"/>
      <text:p text:style-name="P3">livro_encontrado = buscar_livro(<text:span text:style-name="T5">"Orgulho e preconceito"</text:span>)</text:p>
      <text:p text:style-name="P3"><text:span text:style-name="T1">if</text:span> livro_encontrado:</text:p>
      <text:p text:style-name="P3"><text:span text:style-name="T3">print</text:span>(<text:span text:style-name="T2">f</text:span><text:span text:style-name="T5">"\nLivro encontrado: </text:span>{livro_encontrado}<text:span text:style-name="T5">"</text:span>)</text:p>
      <text:p text:style-name="P3"><text:span text:style-name="T1">else</text:span>:</text:p>
      <text:p text:style-name="P3"><text:span text:style-name="T3">print</text:span>(<text:span text:style-name="T5">"\nLivro não encontrado."</text:span>)</text:p>
      <text:p text:style-name="P5"/>
      <text:p text:style-name="P4">#Gerar gráfico de quantidade de livros por gênero</text:p>
      <text:p text:style-name="P3">gerar_grafico_genero()</text:p>
      <text:p text:style-name="Standard"/>
      <text:p text:style-name="Standard"/>
      <text:p text:style-name="Standard"/>
      <text:p text:style-name="P1"/>
      <text:p text:style-name="P2">Logica Usada:</text:p>
      <text:list xml:id="list1994544501" text:style-name="L1">
        <text:list-item>
          <text:p text:style-name="P8"><text:span text:style-name="Strong_20_Emphasis"><text:span text:style-name="T10">Passo 1:</text:span></text:span><text:span text:style-name="T10"> </text:span><text:span text:style-name="T11">Foi definida</text:span><text:span text:style-name="T10"> a class</text:span><text:span text:style-name="T11">e Livro</text:span><text:span text:style-name="T10"> com atributos como título, autor, gênero e quantidade disponível.</text:span></text:p>
        </text:list-item>
        <text:list-item>
          <text:p text:style-name="P8"><text:span text:style-name="Strong_20_Emphasis"><text:span text:style-name="T10">Passo 2:</text:span></text:span><text:span text:style-name="T10"> Uma lista chamad</text:span><text:span text:style-name="T11">a biblioteca</text:span><text:span text:style-name="T10"> armazena os livros.</text:span></text:p>
        </text:list-item>
        <text:list-item>
          <text:p text:style-name="P8"><text:span text:style-name="Strong_20_Emphasis"><text:span text:style-name="T10">Passo 3:</text:span></text:span><text:span text:style-name="T10"> Foram implementadas funções para adicionar livros, listar todos os livros e buscar um livro pelo título.</text:span></text:p>
        </text:list-item>
        <text:list-item>
          <text:p text:style-name="P8"><text:span text:style-name="Strong_20_Emphasis"><text:span text:style-name="T10">Passo 4:</text:span></text:span><text:span text:style-name="T10"> A funçã</text:span><text:span text:style-name="T11">o gerar_grafico_genero</text:span><text:span text:style-name="T10"> usa o Matplotlib para criar um gráfico de barras que mostra a quantidade de livros por gênero.</text:span></text:p>
        </text:list-item>
        <text:list-item>
          <text:p text:style-name="P7"><text:span text:style-name="Strong_20_Emphasis"><text:span text:style-name="T10">Passo 5:</text:span></text:span><text:span text:style-name="T10"> O código é testado com a adição de alguns livros e a geração do gráfico.</text:span></text:p>
        </text:list-item>
        <text:list-item>
          <text:p text:style-name="P9"><text:span text:style-name="T11">Passo 6: É buscado out</text:span><text:span text:style-name="T7">ro livro já cadastrado para verificar a funcionalidade da busca por título.</text:span>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6:07:26.457856950</meta:creation-date>
    <dc:date>2024-10-01T16:12:47.326134820</dc:date>
    <meta:editing-duration>PT5M22S</meta:editing-duration>
    <meta:editing-cycles>1</meta:editing-cycles>
    <meta:document-statistic meta:table-count="0" meta:image-count="0" meta:object-count="0" meta:page-count="2" meta:paragraph-count="62" meta:word-count="318" meta:character-count="2536" meta:non-whitespace-character-count="2286"/>
    <meta:generator>LibreOffice/7.3.7.2$Linux_X86_64 LibreOffice_project/30$Build-2</meta:generator>
  </office:meta>
</office:document-meta>
</file>